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113.93mm"/>
    </style:style>
    <style:style style:name="co3" style:family="table-column">
      <style:table-column-properties fo:break-before="auto" style:column-width="42.28mm"/>
    </style:style>
    <style:style style:name="co4" style:family="table-column">
      <style:table-column-properties fo:break-before="auto" style:column-width="82.21mm"/>
    </style:style>
    <style:style style:name="co5" style:family="table-column">
      <style:table-column-properties fo:break-before="auto" style:column-width="53.48mm"/>
    </style:style>
    <style:style style:name="co6" style:family="table-column">
      <style:table-column-properties fo:break-before="auto" style:column-width="28.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15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 style:data-style-name="N84"/>
    <style:style style:name="ce3" style:family="table-cell" style:parent-style-name="Default" style:data-style-name="N84">
      <style:text-properties style:font-name="Liberation Sans" style:font-name-asian="Arial Unicode MS" style:font-name-complex="Arial Unicode MS"/>
    </style:style>
  </office:automatic-styles>
  <office:body>
    <office:spreadsheet>
      <table:table table:name="104Violation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優得企業股份有限公司（代表人：莊志宏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4600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祝旺開發股份有公司（代表人：蘇志榮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4606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2">
          <table:table-cell/>
          <table:table-cell office:value-type="string" calcext:value-type="string">
            <text:p>祝旺開發股份有公司（代表人：蘇志榮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6061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楊志宏(即楊志宏建築師事務所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4556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立可白實業有限公司（代表人：陳茂盛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646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如頤有限公司（代表人：陳美如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。</text:p>
          </table:table-cell>
          <table:table-cell office:value-type="string" calcext:value-type="string">
            <text:p>新北府勞檢字第1043064289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2">
          <table:table-cell/>
          <table:table-cell office:value-type="string" calcext:value-type="string">
            <text:p>如頤有限公司（代表人：陳美如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42891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英特內軟體股份有限公司（代表人：李員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2852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中英醫療社團法人中英醫院（代表人：溫政諭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953號</text:p>
          </table:table-cell>
          <table:table-cell office:value-type="date" office:date-value="0104-08-02" calcext:value-type="date">
            <text:p>0104-08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瓦城泰統股份有限公司（代表人：徐承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956號</text:p>
          </table:table-cell>
          <table:table-cell office:value-type="date" office:date-value="0104-08-05" calcext:value-type="date">
            <text:p>0104-08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中規開發股份有限公司（代表人：廖昭名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4707號</text:p>
          </table:table-cell>
          <table:table-cell office:value-type="date" office:date-value="0104-08-05" calcext:value-type="date">
            <text:p>0104-08-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台裕電業股份有限公司（代表人：林泰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4946號</text:p>
          </table:table-cell>
          <table:table-cell office:value-type="date" office:date-value="0104-08-05" calcext:value-type="date">
            <text:p>0104-08-06</text:p>
          </table:table-cell>
        </table:table-row>
        <table:table-row table:style-name="ro2">
          <table:table-cell/>
          <table:table-cell office:value-type="string" calcext:value-type="string">
            <text:p>台裕電業股份有限公司（代表人：林泰良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49461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台華陶瓷有限公司（代表人：陳錦祥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434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2">
          <table:table-cell/>
          <table:table-cell office:value-type="string" calcext:value-type="string">
            <text:p>台華陶瓷有限公司（代表人：陳錦祥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。</text:p>
          </table:table-cell>
          <table:table-cell office:value-type="string" calcext:value-type="string">
            <text:p>新北府勞檢字第10430654341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鑫光金屬工業股份有限公司（代表人：張蔡翠霞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455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2">
          <table:table-cell/>
          <table:table-cell office:value-type="string" calcext:value-type="string">
            <text:p>鑫光金屬工業股份有限公司（代表人：張蔡翠霞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54551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龍祥環保國際有限公司（代表人：簡玉芬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359號</text:p>
          </table:table-cell>
          <table:table-cell office:value-type="date" office:date-value="0104-08-09" calcext:value-type="date">
            <text:p>0104-08-10</text:p>
          </table:table-cell>
        </table:table-row>
        <table:table-row table:style-name="ro2">
          <table:table-cell/>
          <table:table-cell office:value-type="string" calcext:value-type="string">
            <text:p>龍祥環保國際有限公司（代表人：簡玉芬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53591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達特九科技有限公司（代表人：李榮洲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437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新北汽車客運股份有限公司（代表人：呂奇龍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133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首都客運股份有限公司（代表人：李博文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079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英騰保全股份有限公司（代表人：李庭豪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。</text:p>
          </table:table-cell>
          <table:table-cell office:value-type="string" calcext:value-type="string">
            <text:p>新北府勞檢字第1043065231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陸仕企業股份有限公司（代表人：吳至勝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061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慶幸印花有限公司（代表人：吳李美珠）</text:p>
          </table:table-cell>
          <table:table-cell office:value-type="string" calcext:value-type="string">
            <text:p>勞動基準法第55條</text:p>
          </table:table-cell>
          <table:table-cell office:value-type="string" calcext:value-type="string">
            <text:p>未依規定給予退休金。</text:p>
          </table:table-cell>
          <table:table-cell office:value-type="string" calcext:value-type="string">
            <text:p>新北府勞檢字第10430655741號</text:p>
          </table:table-cell>
          <table:table-cell office:value-type="date" office:date-value="0104-08-10" calcext:value-type="date">
            <text:p>0104-08-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三尚汽車有限公司（代表人：黃信章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5657號</text:p>
          </table:table-cell>
          <table:table-cell office:value-type="date" office:date-value="0104-08-11" calcext:value-type="date">
            <text:p>0104-08-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鋮鴻科技股份有限公司（代表人：蔡昌宏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766號</text:p>
          </table:table-cell>
          <table:table-cell office:value-type="date" office:date-value="0104-08-11" calcext:value-type="date">
            <text:p>0104-08-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成正資訊有限公司（代表人：陳鵬宇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。</text:p>
          </table:table-cell>
          <table:table-cell office:value-type="string" calcext:value-type="string">
            <text:p>新北府勞檢字第1043065568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堤頂加油站股份有限公司（代表人：陳燦輝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911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2">
          <table:table-cell/>
          <table:table-cell office:value-type="string" calcext:value-type="string">
            <text:p>堤頂加油站股份有限公司（代表人：陳燦輝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。</text:p>
          </table:table-cell>
          <table:table-cell office:value-type="string" calcext:value-type="string">
            <text:p>新北府勞檢字第10430659111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楓林加油站股份有限公司（代表人：陳燦輝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915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2">
          <table:table-cell/>
          <table:table-cell office:value-type="string" calcext:value-type="string">
            <text:p>楓林加油站股份有限公司（代表人：陳燦輝）</text:p>
          </table:table-cell>
          <table:table-cell office:value-type="string" calcext:value-type="string">
            <text:p>勞動基準法第38條</text:p>
          </table:table-cell>
          <table:table-cell office:value-type="string" calcext:value-type="string">
            <text:p>未依規定給予特別休假。</text:p>
          </table:table-cell>
          <table:table-cell office:value-type="string" calcext:value-type="string">
            <text:p>新北府勞檢字第10430659151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德林資訊電子股份有限公司（代表人：林漢彩）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。</text:p>
          </table:table-cell>
          <table:table-cell office:value-type="string" calcext:value-type="string">
            <text:p>新北府勞檢字第1043066018號</text:p>
          </table:table-cell>
          <table:table-cell office:value-type="date" office:date-value="0104-08-13" calcext:value-type="date">
            <text:p>0104-08-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林慧玟(即新北市私立安尼爾幼兒園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。</text:p>
          </table:table-cell>
          <table:table-cell office:value-type="string" calcext:value-type="string">
            <text:p>新北府勞檢字第1043065899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英屬維京群島商台灣威高時裝有限公司台灣分公司（代表人：林偉權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7341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黃慶菖(即大順醫院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884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2">
          <table:table-cell/>
          <table:table-cell office:value-type="string" calcext:value-type="string">
            <text:p>黃慶菖(即大順醫院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58841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2">
          <table:table-cell/>
          <table:table-cell office:value-type="string" calcext:value-type="string">
            <text:p>黃慶菖(即大順醫院)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8842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2">
          <table:table-cell/>
          <table:table-cell office:value-type="string" calcext:value-type="string">
            <text:p>黃慶菖(即大順醫院)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58843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美麗華公寓大廈管理維護股份有限公司（代表人：蘇麗華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158號</text:p>
          </table:table-cell>
          <table:table-cell office:value-type="date" office:date-value="0104-08-16" calcext:value-type="date">
            <text:p>0104-08-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同協電子股份有限公司（代表人：劉定泮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5741號</text:p>
          </table:table-cell>
          <table:table-cell office:value-type="date" office:date-value="0104-08-17" calcext:value-type="date">
            <text:p>0104-08-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興佳和汽車企業有限公司（代表人：葉建宏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5931號</text:p>
          </table:table-cell>
          <table:table-cell office:value-type="date" office:date-value="0104-08-17" calcext:value-type="date">
            <text:p>0104-08-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建泰化工股份有限公司（代表人：張健益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5969號</text:p>
          </table:table-cell>
          <table:table-cell office:value-type="date" office:date-value="0104-08-18" calcext:value-type="date">
            <text:p>0104-08-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莊百福(即基鑫企業社)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6388號</text:p>
          </table:table-cell>
          <table:table-cell office:value-type="date" office:date-value="0104-08-18" calcext:value-type="date">
            <text:p>0104-08-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程振武(即肯邁手作功夫茶坊)</text:p>
          </table:table-cell>
          <table:table-cell office:value-type="string" calcext:value-type="string">
            <text:p>勞動基準法第21條第1項</text:p>
          </table:table-cell>
          <table:table-cell office:value-type="string" calcext:value-type="string">
            <text:p>未達基本工資。</text:p>
          </table:table-cell>
          <table:table-cell office:value-type="string" calcext:value-type="string">
            <text:p>新北府勞檢字第1043066134號</text:p>
          </table:table-cell>
          <table:table-cell office:value-type="date" office:date-value="0104-08-18" calcext:value-type="date">
            <text:p>0104-08-1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巨人洗衣股份有限公司（代表人：郭順景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6421號</text:p>
          </table:table-cell>
          <table:table-cell office:value-type="date" office:date-value="0104-08-18" calcext:value-type="date">
            <text:p>0104-08-19</text:p>
          </table:table-cell>
        </table:table-row>
        <table:table-row table:style-name="ro2">
          <table:table-cell/>
          <table:table-cell office:value-type="string" calcext:value-type="string">
            <text:p>巨人洗衣股份有限公司（代表人：郭順景）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。</text:p>
          </table:table-cell>
          <table:table-cell office:value-type="string" calcext:value-type="string">
            <text:p>新北府勞檢字第10430664211號</text:p>
          </table:table-cell>
          <table:table-cell office:value-type="date" office:date-value="0104-08-19" calcext:value-type="date">
            <text:p>0104-08-2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古月傳說股份有限公司（代表人：林仙林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。</text:p>
          </table:table-cell>
          <table:table-cell office:value-type="string" calcext:value-type="string">
            <text:p>新北府勞檢字第1043066406號</text:p>
          </table:table-cell>
          <table:table-cell office:value-type="date" office:date-value="0104-08-19" calcext:value-type="date">
            <text:p>0104-08-20</text:p>
          </table:table-cell>
        </table:table-row>
        <table:table-row table:style-name="ro2">
          <table:table-cell/>
          <table:table-cell office:value-type="string" calcext:value-type="string">
            <text:p>古月傳說股份有限公司（代表人：林仙林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64061號</text:p>
          </table:table-cell>
          <table:table-cell office:value-type="date" office:date-value="0104-08-19" calcext:value-type="date">
            <text:p>0104-08-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金都賀測具科技有限公司（代表人：游文仁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6137號</text:p>
          </table:table-cell>
          <table:table-cell office:value-type="date" office:date-value="0104-08-19" calcext:value-type="date">
            <text:p>0104-08-2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來來超商股份有限公司（代表人：張宏碩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6135號</text:p>
          </table:table-cell>
          <table:table-cell office:value-type="date" office:date-value="0104-08-20" calcext:value-type="date">
            <text:p>0104-08-21</text:p>
          </table:table-cell>
        </table:table-row>
        <table:table-row table:style-name="ro2">
          <table:table-cell/>
          <table:table-cell office:value-type="string" calcext:value-type="string">
            <text:p>來來超商股份有限公司（代表人：張宏碩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1351號</text:p>
          </table:table-cell>
          <table:table-cell office:value-type="date" office:date-value="0104-08-20" calcext:value-type="date">
            <text:p>0104-08-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新店客運股份有限公司（代表人：張俊雄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781號</text:p>
          </table:table-cell>
          <table:table-cell office:value-type="date" office:date-value="0104-08-20" calcext:value-type="date">
            <text:p>0104-08-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今勛企業股份有限公司（代表人：黃瑞興）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。</text:p>
          </table:table-cell>
          <table:table-cell office:value-type="string" calcext:value-type="string">
            <text:p>新北府勞檢字第1043066813號</text:p>
          </table:table-cell>
          <table:table-cell office:value-type="date" office:date-value="0104-08-24" calcext:value-type="date">
            <text:p>0104-08-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陳立禹【即新北市私立國泰老人長期照顧中心(養護型)】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999號</text:p>
          </table:table-cell>
          <table:table-cell office:value-type="date" office:date-value="0104-08-24" calcext:value-type="date">
            <text:p>0104-08-2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海力士國際股份有限公司（代表人：許朝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814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2">
          <table:table-cell/>
          <table:table-cell office:value-type="string" calcext:value-type="string">
            <text:p>海力士國際股份有限公司（代表人：許朝偉）</text:p>
          </table:table-cell>
          <table:table-cell office:value-type="string" calcext:value-type="string">
            <text:p>勞動基準法第41條</text:p>
          </table:table-cell>
          <table:table-cell office:value-type="string" calcext:value-type="string">
            <text:p>假日工資未給或於休假日工作未依規定加給工資。</text:p>
          </table:table-cell>
          <table:table-cell office:value-type="string" calcext:value-type="string">
            <text:p>新北府勞檢字第10430668141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創遠精密鋼模股份有限公司（代表人：江志坪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951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勇力營造股份有限公司（代表人：徐清鑫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7059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致岡國際有限公司（代表人：莊勝富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7014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林長生(即小麵工坊義大利麵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7141號</text:p>
          </table:table-cell>
          <table:table-cell office:value-type="date" office:date-value="0104-08-25" calcext:value-type="date">
            <text:p>0104-08-26</text:p>
          </table:table-cell>
        </table:table-row>
        <table:table-row table:style-name="ro2">
          <table:table-cell/>
          <table:table-cell office:value-type="string" calcext:value-type="string">
            <text:p>林長生(即小麵工坊義大利麵)</text:p>
          </table:table-cell>
          <table:table-cell office:value-type="string" calcext:value-type="string">
            <text:p>勞動基準法第39條</text:p>
          </table:table-cell>
          <table:table-cell office:value-type="string" calcext:value-type="string">
            <text:p>假日工資未給或於休假日工作未依規定加給工資。</text:p>
          </table:table-cell>
          <table:table-cell office:value-type="string" calcext:value-type="string">
            <text:p>新北府勞檢字第10430671412號</text:p>
          </table:table-cell>
          <table:table-cell office:value-type="date" office:date-value="0104-08-26" calcext:value-type="date">
            <text:p>0104-08-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陳桂英(即晟瑋工業社)</text:p>
          </table:table-cell>
          <table:table-cell office:value-type="string" calcext:value-type="string">
            <text:p>勞動基準法第23條第2項</text:p>
          </table:table-cell>
          <table:table-cell office:value-type="string" calcext:value-type="string">
            <text:p>未依規定置備工資清冊。</text:p>
          </table:table-cell>
          <table:table-cell office:value-type="string" calcext:value-type="string">
            <text:p>新北府勞檢字第1043067306號</text:p>
          </table:table-cell>
          <table:table-cell office:value-type="date" office:date-value="0104-08-26" calcext:value-type="date">
            <text:p>0104-08-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黃君豪</text:p>
          </table:table-cell>
          <table:table-cell office:value-type="string" calcext:value-type="string">
            <text:p>勞動基準法第22條第2項</text:p>
          </table:table-cell>
          <table:table-cell office:value-type="string" calcext:value-type="string">
            <text:p>工資未全額直接給付勞工。</text:p>
          </table:table-cell>
          <table:table-cell office:value-type="string" calcext:value-type="string">
            <text:p>新北府勞檢字第10430673061號</text:p>
          </table:table-cell>
          <table:table-cell table:style-name="ce3" office:value-type="date" office:date-value="0104-08-27" calcext:value-type="date">
            <text:p>0104-08-28</text:p>
          </table:table-cell>
        </table:table-row>
        <table:table-row table:style-name="ro2">
          <table:table-cell/>
          <table:table-cell office:value-type="string" calcext:value-type="string">
            <text:p>黃君豪</text:p>
          </table:table-cell>
          <table:table-cell office:value-type="string" calcext:value-type="string">
            <text:p>勞動基準法第23條第2項</text:p>
          </table:table-cell>
          <table:table-cell table:style-name="ce1" office:value-type="string" calcext:value-type="string">
            <text:p>未依規定置備工資清冊。</text:p>
          </table:table-cell>
          <table:table-cell office:value-type="string" calcext:value-type="string">
            <text:p>新北府勞檢字第10430673062號</text:p>
          </table:table-cell>
          <table:table-cell table:style-name="ce3" office:value-type="date" office:date-value="0104-08-27" calcext:value-type="date">
            <text:p>0104-08-28</text:p>
          </table:table-cell>
        </table:table-row>
        <table:table-row table:style-name="ro2">
          <table:table-cell/>
          <table:table-cell office:value-type="string" calcext:value-type="string">
            <text:p>黃君豪</text:p>
          </table:table-cell>
          <table:table-cell office:value-type="string" calcext:value-type="string">
            <text:p>勞動基準法第30條第5項</text:p>
          </table:table-cell>
          <table:table-cell table:style-name="ce1"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7197號</text:p>
          </table:table-cell>
          <table:table-cell table:style-name="ce3" office:value-type="date" office:date-value="0104-08-27" calcext:value-type="date">
            <text:p>0104-08-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德霆企業股份有限公司（代表人：李源泉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7187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社團法人台北國際學舍協會（代表人：王紹堉）</text:p>
          </table:table-cell>
          <table:table-cell office:value-type="string" calcext:value-type="string">
            <text:p>勞動基準法第30條第5項</text:p>
          </table:table-cell>
          <table:table-cell office:value-type="string" calcext:value-type="string">
            <text:p>未依規定置備勞工出勤紀錄表。</text:p>
          </table:table-cell>
          <table:table-cell office:value-type="string" calcext:value-type="string">
            <text:p>新北府勞檢字第1043066812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員全股份有限公司（代表人：劉丁淑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7270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王蜀惠(即小島咖啡館)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7227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士業工業有限公司（代表人：江美智）</text:p>
          </table:table-cell>
          <table:table-cell office:value-type="string" calcext:value-type="string">
            <text:p>勞動基準法第43條</text:p>
          </table:table-cell>
          <table:table-cell office:value-type="string" calcext:value-type="string">
            <text:p>請假期間未依規定給予工資。</text:p>
          </table:table-cell>
          <table:table-cell office:value-type="string" calcext:value-type="string">
            <text:p>新北府勞檢字第10430674731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福泰保全股份有限公司（代表人：王志誠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6991號</text:p>
          </table:table-cell>
          <table:table-cell office:value-type="date" office:date-value="0104-08-27" calcext:value-type="date">
            <text:p>0104-08-28</text:p>
          </table:table-cell>
        </table:table-row>
        <table:table-row table:style-name="ro2">
          <table:table-cell/>
          <table:table-cell office:value-type="string" calcext:value-type="string">
            <text:p>福泰保全股份有限公司（代表人：王志誠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69911號</text:p>
          </table:table-cell>
          <table:table-cell office:value-type="date" office:date-value="0104-08-30" calcext:value-type="date">
            <text:p>0104-08-3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廷順企業股份有限公司（代表人：王永順）</text:p>
          </table:table-cell>
          <table:table-cell office:value-type="string" calcext:value-type="string">
            <text:p>勞動基準法第32條第2項</text:p>
          </table:table-cell>
          <table:table-cell office:value-type="string" calcext:value-type="string">
            <text:p>延長工作時間超過法令規定。</text:p>
          </table:table-cell>
          <table:table-cell office:value-type="string" calcext:value-type="string">
            <text:p>新北府勞檢字第1043067338號</text:p>
          </table:table-cell>
          <table:table-cell office:value-type="date" office:date-value="0104-08-30" calcext:value-type="date">
            <text:p>0104-08-31</text:p>
          </table:table-cell>
        </table:table-row>
        <table:table-row table:style-name="ro2">
          <table:table-cell/>
          <table:table-cell office:value-type="string" calcext:value-type="string">
            <text:p>廷順企業股份有限公司（代表人：王永順）</text:p>
          </table:table-cell>
          <table:table-cell office:value-type="string" calcext:value-type="string">
            <text:p>勞動基準法第36條</text:p>
          </table:table-cell>
          <table:table-cell office:value-type="string" calcext:value-type="string">
            <text:p>每七日中未有一日之休息作為例假。</text:p>
          </table:table-cell>
          <table:table-cell office:value-type="string" calcext:value-type="string">
            <text:p>新北府勞檢字第10430673381號</text:p>
          </table:table-cell>
          <table:table-cell office:value-type="date" office:date-value="0104-08-30" calcext:value-type="date">
            <text:p>0104-08-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大眾商業銀行股份有限公司（代表人：陳建平）</text:p>
          </table:table-cell>
          <table:table-cell office:value-type="string" calcext:value-type="string">
            <text:p>勞動基準法第24條</text:p>
          </table:table-cell>
          <table:table-cell office:value-type="string" calcext:value-type="string">
            <text:p>延長工作時間未依規定加給工資。</text:p>
          </table:table-cell>
          <table:table-cell office:value-type="string" calcext:value-type="string">
            <text:p>新北府勞檢字第1043067242號</text:p>
          </table:table-cell>
          <table:table-cell office:value-type="date" office:date-value="0104-08-30" calcext:value-type="date">
            <text:p>0104-08-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/00/00</text:date>, <text:time style:data-style-name="N2" text:time-value="13:53:20.1658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4:02:03.360825000</dc:date>
    <meta:editing-duration>PT9M34S</meta:editing-duration>
    <meta:editing-cycles>4</meta:editing-cycles>
    <meta:generator>LibreOffice/4.4.5.2$MacOSX_X86_64 LibreOffice_project/a22f674fd25a3b6f45bdebf25400ed2adff0ff99</meta:generator>
    <meta:document-statistic meta:table-count="1" meta:cell-count="436" meta:object-count="0"/>
  </office:meta>
</office:document-meta>
</file>